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2pt" style:text-underline-style="none" fo:font-weight="normal" officeooo:rsid="000cf018" officeooo:paragraph-rsid="000cf018" style:font-size-asian="10.5pt" style:font-weight-asian="normal" style:font-size-complex="12pt" style:font-weight-complex="normal"/>
    </style:style>
    <style:style style:name="T1" style:family="text">
      <style:text-properties officeooo:rsid="000cf018"/>
    </style:style>
    <style:style style:name="T2" style:family="text">
      <style:text-properties fo:font-size="14pt" officeooo:rsid="000cf018" style:font-size-asian="14pt" style:font-size-complex="14pt"/>
    </style:style>
    <style:style style:name="T3" style:family="text">
      <style:text-properties fo:font-size="14pt" fo:font-weight="bold" officeooo:rsid="000cf018" style:font-size-asian="14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officeooo:rsid="000cf018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<text:tab/><text:tab/><text:tab/></text:span><text:span text:style-name="T4">Presentation on VS Code, Meld and Studio 3T</text:span></text:p>
      <text:list xml:id="list3016693538" text:style-name="L1">
        <text:list-item>
          <text:p text:style-name="P1">VS Code :</text:p>
          <text:list>
            <text:list-item>
              <text:p text:style-name="P1">Extension</text:p>
            </text:list-item>
            <text:list-item>
              <text:p text:style-name="P1">Shortcut</text:p>
            </text:list-item>
            <text:list-item>
              <text:p text:style-name="P1">Git Navigation</text:p>
            </text:list-item>
            <text:list-item>
              <text:p text:style-name="P1">Snippet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2T17:00:21.234581150</meta:creation-date>
    <dc:date>2024-06-12T19:03:34.328042038</dc:date>
    <meta:editing-duration>PT1H53M3S</meta:editing-duration>
    <meta:editing-cycles>1</meta:editing-cycles>
    <meta:document-statistic meta:table-count="0" meta:image-count="0" meta:object-count="0" meta:page-count="1" meta:paragraph-count="6" meta:word-count="21" meta:character-count="98" meta:non-whitespace-character-count="85"/>
    <meta:generator>LibreOffice/6.4.7.2$Linux_X86_64 LibreOffice_project/40$Build-2</meta:generator>
  </office:meta>
</office:document-meta>
</file>